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without movedet</text:p>
          </table:table-cell>
          <table:table-cell table:style-name="ce1" office:value-type="string">
            <text:p>with movedet</text:p>
          </table:table-cell>
          <table:table-cell office:value-type="string">
            <text:p>with movedet(bytes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23.96">
            <text:p>3323.96</text:p>
          </table:table-cell>
          <table:table-cell office:value-type="float" office:value="3357.9">
            <text:p>3357.9</text:p>
          </table:table-cell>
          <table:table-cell office:value-type="float" office:value="245835540">
            <text:p>24583554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6579.37">
            <text:p>36579.37</text:p>
          </table:table-cell>
          <table:table-cell office:value-type="float" office:value="49092.6">
            <text:p>49092.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3" table:number-rows-repeated="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Lichtenberger</meta:initial-creator>
    <meta:creation-date>2012-05-24T22:54:53</meta:creation-date>
    <dc:date>2012-05-31T20:07:59</dc:date>
    <dc:creator>Johannes Lichtenberger</dc:creator>
    <meta:editing-duration>PT15M16S</meta:editing-duration>
    <meta:editing-cycles>1</meta:editing-cycles>
    <meta:generator>LibreOffice/3.5$Linux_X86_64 LibreOffice_project/350m1$Build-2</meta:generator>
    <meta:document-statistic meta:table-count="3" meta:cell-count="10" meta:object-count="0"/>
  </office:meta>
</office:document-meta>
</file>